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4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10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08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06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21-04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9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9-07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9-05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9-03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9-02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11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09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07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05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8-01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11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09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07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05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03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7-01-1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11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09-0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07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05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03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6-01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11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08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07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05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03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5-01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11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09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08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05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4-01-0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09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07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05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03-0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3-0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11-0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09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08-0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05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03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2-01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11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09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07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05-0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03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1-02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11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09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07-0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05-0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03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10-01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9-09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9-07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9-05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9-03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9-01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11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09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07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05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03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8-01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07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05-1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03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7-01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11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07-1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05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03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5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5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5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901</text:p>
          </table:table-cell>
          <table:table-cell office:value-type="string" calcext:value-type="string">
            <text:p>SC01506324DBA2 KLF5</text:p>
          </table:table-cell>
          <table:table-cell office:value-type="string" calcext:value-type="string">
            <text:p>1987-04-0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34" meta:object-count="0"/>
    <meta:user-defined meta:name="AppVersion">3.0</meta:user-defined>
  </office:meta>
</office:document-meta>
</file>